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 style:shadow="none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 style:shadow="none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33cf99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25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2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3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3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08ebd3" officeooo:paragraph-rsid="0042a48a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fo:text-shadow="none" style:text-underline-style="none" fo:font-weight="bold" officeooo:rsid="0008ebd3" officeooo:paragraph-rsid="0008ebd3" style:font-size-asian="14pt" style:font-weight-asian="bold" style:font-size-complex="14pt" style:font-weight-complex="bold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officeooo:rsid="0009958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8b9e"/>
    </style:style>
    <style:style style:name="T8" style:family="text">
      <style:text-properties officeooo:rsid="001560a9"/>
    </style:style>
    <style:style style:name="T9" style:family="text">
      <style:text-properties officeooo:rsid="00172953"/>
    </style:style>
    <style:style style:name="T10" style:family="text">
      <style:text-properties officeooo:rsid="0017a243"/>
    </style:style>
    <style:style style:name="T11" style:family="text">
      <style:text-properties officeooo:rsid="0017e3e4"/>
    </style:style>
    <style:style style:name="T12" style:family="text">
      <style:text-properties officeooo:rsid="00188f5e"/>
    </style:style>
    <style:style style:name="T13" style:family="text">
      <style:text-properties officeooo:rsid="001a49f1"/>
    </style:style>
    <style:style style:name="T14" style:family="text">
      <style:text-properties officeooo:rsid="001be1ec"/>
    </style:style>
    <style:style style:name="T15" style:family="text">
      <style:text-properties officeooo:rsid="001e196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3cf99" style:font-weight-asian="normal" style:font-weight-complex="normal"/>
    </style:style>
    <style:style style:name="T18" style:family="text">
      <style:text-properties officeooo:rsid="0020d389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21fffe"/>
    </style:style>
    <style:style style:name="T21" style:family="text">
      <style:text-properties officeooo:rsid="002afd25"/>
    </style:style>
    <style:style style:name="T22" style:family="text">
      <style:text-properties officeooo:rsid="002ce993"/>
    </style:style>
    <style:style style:name="T23" style:family="text">
      <style:text-properties officeooo:rsid="002d3acc"/>
    </style:style>
    <style:style style:name="T24" style:family="text">
      <style:text-properties officeooo:rsid="00306af7"/>
    </style:style>
    <style:style style:name="T25" style:family="text">
      <style:text-properties officeooo:rsid="00320769"/>
    </style:style>
    <style:style style:name="T26" style:family="text">
      <style:text-properties officeooo:rsid="0033cf99"/>
    </style:style>
    <style:style style:name="T27" style:family="text">
      <style:text-properties officeooo:rsid="0035ca2f"/>
    </style:style>
    <style:style style:name="T28" style:family="text">
      <style:text-properties officeooo:rsid="0037aad7"/>
    </style:style>
    <style:style style:name="T29" style:family="text">
      <style:text-properties officeooo:rsid="0039edf8"/>
    </style:style>
    <style:style style:name="T30" style:family="text">
      <style:text-properties officeooo:rsid="0042a48a"/>
    </style:style>
    <style:style style:name="T31" style:family="text">
      <style:text-properties officeooo:rsid="00448a6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<text:span text:style-name="T15">17 Tiger Lily Lane</text:span>,</text:p>
            <text:p text:style-name="P4"><text:span text:style-name="T15">Cape Elizabeth</text:span>, </text:p>
            <text:p text:style-name="P6">ME, 04107</text:p>
            <text:p text:style-name="P5"/>
            <text:p text:style-name="P5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16">Social media:</text:p>
            <text:p text:style-name="P23"><text:span text:style-name="T16">Twitter, GitHub, Linked</text:span><text:span text:style-name="T17">in</text:span><text:span text:style-name="T16">:</text:span><text:span text:style-name="T6"> nrobinson2000</text:span></text:p>
            <text:p text:style-name="P17"/>
            <text:p text:style-name="P24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</table:table-cell>
          <table:table-cell table:style-name="Table2.A1" office:value-type="string">
            <text:p text:style-name="P15">Skills:<text:span text:style-name="T19"> </text:span></text:p>
            <text:p text:style-name="P18">Particle Firmware Development, Full-Stack Web Administration</text:p>
            <text:p text:style-name="P19"/>
            <text:p text:style-name="P21"><text:span text:style-name="T26">Favorite </text:span>Languages:</text:p>
            <text:p text:style-name="P18"><text:s/><text:span text:style-name="T26">Particle </text:span>C++, <text:span text:style-name="T26">Bash</text:span>, <text:span text:style-name="T26">JavaScript</text:span>, Python</text:p>
            <text:p text:style-name="P18"/>
            <text:p text:style-name="P22">Favorite Systems:</text:p>
            <text:p text:style-name="P20">macOS, Raspberry Pi, Particle Pho<text:span text:style-name="T31">ton</text:span>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February 2017 - Present</text:p>
          </table:table-cell>
          <table:table-cell table:style-name="Table1.A2" office:value-type="string">
            <text:p text:style-name="P34">Web <text:span text:style-name="T20">C</text:span>onsultant</text:p>
            <text:p text:style-name="P34"/>
            <text:p text:style-name="P38">C<text:span text:style-name="T18">reated </text:span>and administered the website for DPC New England, a coalition of doctors providing direct primary care. Developed Wordpress, Discourse, and <text:span text:style-name="T18">system </text:span>adminis<text:span text:style-name="T18">tration</text:span> skills on an Ubuntu Linux server.</text:p>
          </table:table-cell>
        </table:table-row>
        <table:table-row>
          <table:table-cell table:style-name="Table1.A1" office:value-type="string">
            <text:p text:style-name="P14">June 2015 - Present</text:p>
          </table:table-cell>
          <table:table-cell table:style-name="Table1.A1" office:value-type="string">
            <text:p text:style-name="P35">Particle Community Volunteer</text:p>
            <text:p text:style-name="P35"/>
            <text:p text:style-name="P39">Assisting <text:span text:style-name="T23">the </text:span>developers and <text:span text:style-name="T22">users</text:span> of Particle, a company providing extensive Internet of Things services and micro-controller development kits used by developers and companies worldwide. <text:s/><text:span text:style-name="T27">I d</text:span>irectly addres<text:span text:style-name="T26">s</text:span> topics within the <text:span text:style-name="T21">active</text:span> community, providing assistance with code and <text:span text:style-name="T28">giving</text:span> feedback on Particle’s tools and services.</text:p>
          </table:table-cell>
        </table:table-row>
        <table:table-row>
          <table:table-cell table:style-name="Table1.A1" office:value-type="string">
            <text:p text:style-name="P43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2016 - Present</text:p>
          </table:table-cell>
          <table:table-cell table:style-name="Table1.A2" office:value-type="string">
            <text:p text:style-name="P34">Cape Elizabeth High School</text:p>
            <text:p text:style-name="P34"/>
            <text:p text:style-name="P38">Coding Club Leader, Junior <text:span text:style-name="T29">V</text:span>arsity <text:span text:style-name="T30">B</text:span>asketball</text:p>
            <text:p text:style-name="P38"/>
            <text:p text:style-name="P40">In Coding Club I focus on helping other students create projects with the Particle IoT platform and teaching them the fundamentals of <text:span text:style-name="T25">developing smart devices and web based applications.</text:span></text:p>
          </table:table-cell>
        </table:table-row>
        <table:table-row>
          <table:table-cell table:style-name="Table1.A1" office:value-type="string">
            <text:p text:style-name="P12">Summer 2016</text:p>
          </table:table-cell>
          <table:table-cell table:style-name="Table1.A1" office:value-type="string">
            <text:p text:style-name="P32">Oxbridge Experience in Boston</text:p>
            <text:p text:style-name="P32"/>
            <text:p text:style-name="P37">Majored in Computer Science and minored in Neuropsychology during the summer of 2016 while residing at the Harvard Law School at Harvard University.</text:p>
            <text:p text:style-name="P37"/>
            <text:p text:style-name="P37">Created a semi-autonomous rover using a Particle Photon, and a Raspberry Pi that <text:span text:style-name="T30">could complete various tasks</text:span>. Building the robot improved my C++ and Python programming skills.</text:p>
            <text:p text:style-name="P37"/>
            <text:p text:style-name="P37">Received an A+ in Computer Science.</text:p>
          </table:table-cell>
        </table:table-row>
        <table:table-row>
          <table:table-cell table:style-name="Table1.A1" office:value-type="string">
            <text:p text:style-name="P10">2015 - <text:span text:style-name="T15">2016</text:span> </text:p>
          </table:table-cell>
          <table:table-cell table:style-name="Table1.A1" office:value-type="string">
            <text:p text:style-name="P33">ACS Hillingdon International School, London</text:p>
            <text:p text:style-name="P28"/>
            <text:p text:style-name="P29">Tech Club Leader, Genius Bar <text:span text:style-name="T10">facilitator</text:span>, Junior Varsity Basketball, Volleyball and Tennis.</text:p>
            <text:p text:style-name="P31"/>
            <text:p text:style-name="P30">For my <text:span text:style-name="T14">G</text:span>rade 10 personal project I created an IoT demonstration that uses a Photon <text:span text:style-name="T8">to control servos and lights and monitor sensors with an accompanying web app.</text:span></text:p>
          </table:table-cell>
        </table:table-row>
        <table:table-row>
          <table:table-cell table:style-name="Table1.A1" office:value-type="string">
            <text:p text:style-name="P11">Summer 2015</text:p>
          </table:table-cell>
          <table:table-cell table:style-name="Table1.A1" office:value-type="string">
            <text:p text:style-name="P36">Cambridge Prep Experience</text:p>
            <text:p text:style-name="P27"/>
            <text:p text:style-name="P27">Majored in Science and the Future and minored in Speech and Debate during the summer of 2015 while residing at Peterhouse College at Cambridge University.</text:p>
            <text:p text:style-name="P27"/>
            <text:p text:style-name="P27">Received an A+ in Science and the Future</text:p>
          </table:table-cell>
        </table:table-row>
        <table:table-row table:style-name="Table1.9">
          <table:table-cell table:style-name="Table1.A9" office:value-type="string">
            <text:p text:style-name="P11">Summer 2014</text:p>
          </table:table-cell>
          <table:table-cell table:style-name="Table1.A9" office:value-type="string">
            <text:p text:style-name="P36">Oxford Prep Experience</text:p>
            <text:p text:style-name="P27"/>
            <text:p text:style-name="P27">Majored in Computer Science and minored in Creative Writing in the summer of 2014 while residing at Oriel College at Oxford University.</text:p>
            <text:p text:style-name="P27"/>
            <text:p text:style-name="P27">Received an A+ in Computer Scienc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4T10:24:29.571315000</dc:date>
    <meta:editing-duration>P1DT2H37S</meta:editing-duration>
    <meta:editing-cycles>61</meta:editing-cycles>
    <meta:print-date>2017-03-25T23:13:29.130642000</meta:print-date>
    <meta:document-statistic meta:table-count="2" meta:image-count="0" meta:object-count="0" meta:page-count="2" meta:paragraph-count="44" meta:word-count="355" meta:character-count="2410" meta:non-whitespace-character-count="2094"/>
  </office:meta>
</office:document-meta>
</file>